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text-properties officeooo:rsid="000fc4df" officeooo:paragraph-rsid="000fc4df"/>
    </style:style>
    <style:style style:name="P5" style:family="paragraph" style:parent-style-name="Text_20_body" style:list-style-name="L3">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officeooo:rsid="000fc4d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Consigna:</text:span></text:span></text:p>
      <text:p text:style-name="Text_20_body"><text:span text:style-name="Strong_20_Emphasis">1. Recolectores en un área compartida:</text:span><text:line-break/>Realice un programa donde 3 robots (dos recolectores de flores y uno recolector de papeles) exploren una región definida en el cuadrante (20,20) a (50,50).</text:p>
      <text:list text:style-name="L1">
        <text:list-item>
          <text:p text:style-name="P1">Los floreros tienen una capacidad de almacenar 7 flores por intento. </text:p>
        </text:list-item>
        <text:list-item>
          <text:p text:style-name="P2">El papelero tiene una capacidad de recolectar 5 papeles por intento. </text:p>
        </text:list-item>
      </text:list>
      <text:p text:style-name="Text_20_body">Todos los robots inician en la esquina (25,25) y deben explorar esquinas seleccionadas al azar dentro de la región definida. Cada robot tiene un máximo de 6 intentos para recolectar los elementos. Además, los robots pueden comunicarse entre sí para compartir el progreso de sus recolecciones. Una vez que finalizan sus intentos, deben regresar a la esquina inicial y depositar todos los elementos recolectados.</text:p>
      <text:p text:style-name="Text_20_body">El programa debe:</text:p>
      <text:list text:style-name="L2">
        <text:list-item>
          <text:p text:style-name="P3">Registrar la cantidad de flores y papeles recolectados por cada robot. </text:p>
        </text:list-item>
        <text:list-item>
          <text:p text:style-name="P3">Indicar si se superó la capacidad máxima de almacenamiento en alguno de los robots. </text:p>
        </text:list-item>
        <text:list-item>
          <text:p text:style-name="P4">El robot coordinador debe informar el id del robot que mas flores junto y del que mas papeles junto.</text:p>
        </text:list-item>
      </text:list>
      <text:p text:style-name="Horizontal_20_Line"/>
      <text:p text:style-name="Text_20_body"><text:span text:style-name="Strong_20_Emphasis">2. Robot explorador y mensajes coordinados:</text:span><text:line-break/>Realice un programa donde 1 robot recolector de flores y 2 recolectores de papeles trabajen conjuntamente para recolectar los elementos de un cuadrante entre (10,10) y (40,40).</text:p>
      <text:list text:style-name="L3">
        <text:list-item>
          <text:p text:style-name="P5">Los robots inician en las esquinas (1,1), (2,1), y (<text:span text:style-name="T2">3</text:span>,<text:span text:style-name="T2">1</text:span>). </text:p>
        </text:list-item>
      </text:list>
      <text:p text:style-name="Text_20_body">El programa debe finalizar cuando los robots hayan recorrido el <text:span text:style-name="T2">10</text:span>0% de las esquinas del cuadrante. Al finalizar, los recolectores deben depositar los elementos recolectados en (10,10) y enviar un mensaje con el total de flores y papeles recolectados al robot coordinador ubicado en (5,5).</text:p>
      <text:p text:style-name="Horizontal_20_Line"/>
      <text:p text:style-name="Text_20_body"><text:span text:style-name="Strong_20_Emphasis">3. Competencia estratégica entre robots:</text:span><text:line-break/>Realice un programa donde 4 robots compiten en una carrera de recolección. Cada robot se encuentra en una avenida diferente: 2, 4, 6 y 8, respectivamente, y todos inician en la calle 5.<text:line-break/>Los robots tienen que recolectar papeles de esquinas seleccionadas al azar dentro del cuadrante (30,30) a (70,70). Cada vez que un robot recolecta papeles, debe depositarlos en su avenida actual antes de avanzar. Además, los robots pueden comunicarse para intentar bloquear el avance del rival que tenga más elementos recolectados.</text:p>
      <text:p text:style-name="Text_20_body">El programa termina cuando los robots llegan a la calle 100, o cuando uno de los robots supera el límite de 50 papeles recolectados. El robot coordinador anunciará el ganador y mostrará estadísticas de la carrera.</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1T11:21:37.808690600</meta:creation-date>
    <dc:date>2025-03-21T14:27:40.704739500</dc:date>
    <meta:editing-duration>PT2H30M44S</meta:editing-duration>
    <meta:editing-cycles>3</meta:editing-cycles>
    <meta:generator>LibreOffice/25.2.1.2$Windows_X86_64 LibreOffice_project/d3abf4aee5fd705e4a92bba33a32f40bc4e56f49</meta:generator>
    <meta:document-statistic meta:table-count="0" meta:image-count="0" meta:object-count="0" meta:page-count="1" meta:paragraph-count="14" meta:word-count="383" meta:character-count="2370" meta:non-whitespace-character-count="2002"/>
  </office:meta>
</office:document-meta>
</file>